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014c" officeooo:paragraph-rsid="0009014c"/>
    </style:style>
    <style:style style:name="P2" style:family="paragraph" style:parent-style-name="Standard">
      <style:text-properties officeooo:rsid="000a1608" officeooo:paragraph-rsid="000a1608"/>
    </style:style>
    <style:style style:name="P3" style:family="paragraph" style:parent-style-name="Standard">
      <style:text-properties officeooo:rsid="000a8701" officeooo:paragraph-rsid="000a8701"/>
    </style:style>
    <style:style style:name="P4" style:family="paragraph" style:parent-style-name="Standard">
      <style:text-properties officeooo:rsid="000c7898" officeooo:paragraph-rsid="000c7898"/>
    </style:style>
    <style:style style:name="P5" style:family="paragraph" style:parent-style-name="Standard">
      <style:paragraph-properties fo:break-before="page"/>
      <style:text-properties officeooo:rsid="0009014c" officeooo:paragraph-rsid="0009014c"/>
    </style:style>
    <style:style style:name="P6" style:family="paragraph" style:parent-style-name="Standard">
      <style:paragraph-properties fo:break-before="page"/>
      <style:text-properties officeooo:rsid="000c7898" officeooo:paragraph-rsid="000c7898"/>
    </style:style>
    <style:style style:name="P7" style:family="paragraph" style:parent-style-name="Standard">
      <style:paragraph-properties text:number-lines="true" text:line-number="1"/>
      <style:text-properties officeooo:rsid="000a8701" officeooo:paragraph-rsid="000a8701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style:text-position="33% 58%" fo:font-size="11pt" style:font-size-asian="11pt" style:font-size-complex="11pt"/>
    </style:style>
    <style:style style:name="P11" style:family="paragraph">
      <style:paragraph-properties fo:text-align="center"/>
      <style:text-properties style:text-position="33% 58%"/>
    </style:style>
    <style:style style:name="P12" style:family="paragraph">
      <style:paragraph-properties fo:text-align="center"/>
      <style:text-properties style:text-position="0% 100%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style:text-underline-style="solid" style:text-underline-width="auto" style:text-underline-color="font-color"/>
    </style:style>
    <style:style style:name="P16" style:family="paragraph">
      <style:paragraph-properties fo:text-align="center"/>
      <style:text-properties style:text-underline-style="none"/>
    </style:style>
    <style:style style:name="P17" style:family="paragraph">
      <loext:graphic-properties draw:fill-color="#ffffff"/>
      <style:paragraph-properties fo:text-align="center"/>
      <style:text-properties style:text-underline-style="none"/>
    </style:style>
    <style:style style:name="P18" style:family="paragraph">
      <loext:graphic-properties draw:fill-color="#ffffff"/>
      <style:text-properties style:text-underline-style="none"/>
    </style:style>
    <style:style style:name="T1" style:family="text">
      <style:text-properties style:text-position="33% 58%"/>
    </style:style>
    <style:style style:name="T2" style:family="text">
      <style:text-properties fo:font-size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734cm" fo:min-width="0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Linienspitzen_20_1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062cm" fo:min-width="1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2cm" fo:min-width="4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.002cm" fo:min-width="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706cm" fo:min-width="1.9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ufgabe 3.1</text:p>
      <text:p text:style-name="P1"><draw:custom-shape text:anchor-type="paragraph" draw:z-index="2" draw:name="Form1" draw:style-name="gr1" draw:text-style-name="P9" svg:width="1.001cm" svg:height="1.034cm" svg:x="1.961cm" svg:y="0.314cm"><text:p text:style-name="P8">J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path text:anchor-type="paragraph" draw:z-index="13" draw:name="Form3" draw:style-name="gr4" draw:text-style-name="P8" svg:width="2.587cm" svg:height="3.577cm" draw:transform="rotate (0.463733982254893) translate (1.36116214659976cm 1.12669589131251cm)" svg:viewBox="0 0 2588 3578" svg:d="M0 3578c4473 0 1789-3578 1789-3578"><text:p/></draw:path></text:p>
      <text:p text:style-name="P1"><draw:line text:anchor-type="paragraph" draw:z-index="9" draw:name="Form2" draw:style-name="gr3" draw:text-style-name="P8" svg:x1="3.962cm" svg:y1="1.34cm" svg:x2="2.803cm" svg:y2="0.236cm"><text:p/></draw:line><draw:line text:anchor-type="paragraph" draw:z-index="11" draw:name="Form2" draw:style-name="gr2" draw:text-style-name="P8" svg:x1="2.461cm" svg:y1="0.374cm" svg:x2="2.461cm" svg:y2="1.307cm"><text:p/></draw:line></text:p>
      <text:p text:style-name="P1"/>
      <text:p text:style-name="P1"><draw:custom-shape text:anchor-type="paragraph" draw:z-index="0" draw:name="Form1" draw:style-name="gr1" draw:text-style-name="P9" svg:width="1.001cm" svg:height="1.034cm" svg:x="-0.039cm" svg:y="0.367cm"><text:p text:style-name="P8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1" draw:style-name="gr1" draw:text-style-name="P9" svg:width="1.001cm" svg:height="1.034cm" svg:x="3.461cm" svg:y="0.367cm"><text:p text:style-name="P8">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1" draw:style-name="gr1" draw:text-style-name="P9" svg:width="1.001cm" svg:height="1.034cm" svg:x="1.961cm" svg:y="0.333cm"><text:p text:style-name="P8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6" draw:name="Form2" draw:style-name="gr2" draw:text-style-name="P8" svg:x1="0.961cm" svg:y1="0.381cm" svg:x2="1.961cm" svg:y2="0.381cm"><text:p/></draw:line></text:p>
      <text:p text:style-name="P1"><draw:line text:anchor-type="paragraph" draw:z-index="7" draw:name="Form2" draw:style-name="gr3" draw:text-style-name="P8" svg:x1="0.46cm" svg:y1="0.393cm" svg:x2="0.46cm" svg:y2="1.393cm"><text:p/></draw:line><draw:line text:anchor-type="paragraph" draw:z-index="8" draw:name="Form2" draw:style-name="gr2" draw:text-style-name="P8" svg:x1="2.461cm" svg:y1="0.393cm" svg:x2="2.461cm" svg:y2="1.36cm"><text:p/></draw:line><draw:line text:anchor-type="paragraph" draw:z-index="12" draw:name="Form2" draw:style-name="gr2" draw:text-style-name="P8" svg:x1="3.962cm" svg:y1="0.393cm" svg:x2="2.856cm" svg:y2="1.525cm"><text:p/></draw:line></text:p>
      <text:p text:style-name="P1"/>
      <text:p text:style-name="P1"><draw:custom-shape text:anchor-type="paragraph" draw:z-index="1" draw:name="Form1" draw:style-name="gr1" draw:text-style-name="P9" svg:width="1.001cm" svg:height="1.034cm" svg:x="-0.039cm" svg:y="0.386cm"><text:p text:style-name="P8">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1" draw:style-name="gr1" draw:text-style-name="P9" svg:width="1.001cm" svg:height="1.034cm" svg:x="1.961cm" svg:y="0.386cm"><text:p text:style-name="P8">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0" draw:name="Form2" draw:style-name="gr2" draw:text-style-name="P8" svg:x1="1.961cm" svg:y1="0.432cm" svg:x2="0.961cm" svg:y2="0.432cm"><text:p/></draw:line></text:p>
      <text:p text:style-name="P1"/>
      <text:p text:style-name="P1"/>
      <text:p text:style-name="P1"/>
      <text:p text:style-name="P2">Aufgabe 3.2</text:p>
      <text:p text:style-name="P2"><draw:custom-shape text:anchor-type="paragraph" draw:z-index="21" draw:name="Form1" draw:style-name="gr5" draw:text-style-name="P9" svg:width="1.5cm" svg:height="1.5cm" svg:x="17.337cm" svg:y="0.423cm"><text:p text:style-name="P8">|BFG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1" draw:style-name="gr5" draw:text-style-name="P9" svg:width="1.5cm" svg:height="1.5cm" svg:x="14.907cm" svg:y="0.423cm"><text:p text:style-name="P8">BG|F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1" draw:style-name="gr5" draw:text-style-name="P9" svg:width="1.5cm" svg:height="1.5cm" svg:x="12.409cm" svg:y="0.423cm"><text:p text:style-name="P8">G|BF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1" draw:style-name="gr5" draw:text-style-name="P9" svg:width="1.5cm" svg:height="1.5cm" svg:x="9.913cm" svg:y="0.425cm"><text:p text:style-name="P8">BFG|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1" draw:style-name="gr5" draw:text-style-name="P9" svg:width="1.5cm" svg:height="1.5cm" svg:x="7.419cm" svg:y="0.452cm"><text:p text:style-name="P8">F|BK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1" draw:style-name="gr5" draw:text-style-name="P9" svg:width="1.5cm" svg:height="1.5cm" svg:x="4.923cm" svg:y="0.425cm"><text:p text:style-name="P8">BFK|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1" draw:style-name="gr5" draw:text-style-name="P9" svg:width="1.5cm" svg:height="1.5cm" svg:x="2.425cm" svg:y="0.423cm"><text:p text:style-name="P8">FK|B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1" draw:style-name="gr5" draw:text-style-name="P9" svg:width="1.5cm" svg:height="1.5cm" svg:x="-0.041cm" svg:y="0.45cm"><text:p text:style-name="P8">BFGK|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28" draw:name="Form2" draw:style-name="gr2" draw:text-style-name="P8" svg:x1="16.406cm" svg:y1="0.199cm" svg:x2="17.381cm" svg:y2="0.199cm"><text:p/></draw:line><draw:line text:anchor-type="paragraph" draw:z-index="27" draw:name="Form2" draw:style-name="gr2" draw:text-style-name="P8" svg:x1="13.931cm" svg:y1="0.199cm" svg:x2="14.906cm" svg:y2="0.199cm"><text:p/></draw:line><draw:line text:anchor-type="paragraph" draw:z-index="26" draw:name="Form2" draw:style-name="gr2" draw:text-style-name="P8" svg:x1="11.412cm" svg:y1="0.199cm" svg:x2="12.387cm" svg:y2="0.199cm"><text:p/></draw:line><draw:line text:anchor-type="paragraph" draw:z-index="25" draw:name="Form2" draw:style-name="gr2" draw:text-style-name="P8" svg:x1="8.918cm" svg:y1="0.199cm" svg:x2="9.893cm" svg:y2="0.199cm"><text:p/></draw:line><draw:line text:anchor-type="paragraph" draw:z-index="24" draw:name="Form2" draw:style-name="gr2" draw:text-style-name="P8" svg:x1="6.422cm" svg:y1="0.199cm" svg:x2="7.397cm" svg:y2="0.199cm"><text:p/></draw:line><draw:line text:anchor-type="paragraph" draw:z-index="23" draw:name="Form2" draw:style-name="gr2" draw:text-style-name="P8" svg:x1="3.948cm" svg:y1="0.199cm" svg:x2="4.923cm" svg:y2="0.199cm"><text:p/></draw:line><draw:line text:anchor-type="paragraph" draw:z-index="22" draw:name="Form2" draw:style-name="gr2" draw:text-style-name="P8" svg:x1="1.483cm" svg:y1="0.213cm" svg:x2="2.458cm" svg:y2="0.213cm"><text:p/></draw:line></text:p>
      <text:p text:style-name="P2"/>
      <text:p text:style-name="P2"/>
      <text:p text:style-name="P2"/>
      <text:p text:style-name="P2">Aufgabe 3.3</text:p>
      <text:p text:style-name="P2"/>
      <text:p text:style-name="P2">G = (V, E)</text:p>
      <text:p text:style-name="P2">V = {BFGK|, FK|BG, BFK|G, F|BKG, BFG|K, G|BFK, BG|FK, |BFGK}</text:p>
      <text:p text:style-name="P3">E = {(BFGK|, FK|BG), (FK|BG, BFK|G), (BFK|G, F|BKG), (F|BKG, BFG|K), (BFG|K, G|BFK), (G|BFK, BG|FK), (BG|FK, |BFGK)}</text:p>
      <text:p text:style-name="P7"/>
      <text:p text:style-name="P6">Aufgabe 3.4</text:p>
      <text:p text:style-name="P4"/>
      <text:p text:style-name="P4"><draw:custom-shape text:anchor-type="paragraph" draw:z-index="29" draw:name="Form4" draw:style-name="gr6" draw:text-style-name="P9" svg:width="4.001cm" svg:height="2.001cm" svg:x="0.961cm" svg:y="2.829cm"><text:p text:style-name="P8">Fachbereich</text:p><draw:enhanced-geometry svg:viewBox="0 0 21600 21600" draw:type="rectangle" draw:enhanced-path="M 0 0 L 21600 0 21600 21600 0 21600 0 0 Z N"/></draw:custom-shape><draw:custom-shape text:anchor-type="paragraph" draw:z-index="30" draw:name="Form5" draw:style-name="gr7" draw:text-style-name="P9" svg:width="4.001cm" svg:height="2.001cm" svg:x="6.962cm" svg:y="2.829cm"><text:p text:style-name="P8">bietet a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1" draw:name="Form7" draw:style-name="gr8" draw:text-style-name="P10" svg:x1="4.962cm" svg:y1="3.829cm" svg:x2="6.962cm" svg:y2="3.829cm"><text:p text:style-name="P8"/></draw:line><draw:line text:anchor-type="paragraph" draw:z-index="33" draw:name="Form7" draw:style-name="gr8" draw:text-style-name="P11" svg:x1="10.963cm" svg:y1="3.829cm" svg:x2="12.963cm" svg:y2="3.829cm"><text:p text:style-name="P8"/></draw:line><draw:custom-shape text:anchor-type="paragraph" draw:z-index="32" draw:name="Form4" draw:style-name="gr6" draw:text-style-name="P9" svg:width="4.001cm" svg:height="2.001cm" svg:x="12.963cm" svg:y="2.829cm"><text:p text:style-name="P8">Studiengang</text:p><draw:enhanced-geometry svg:viewBox="0 0 21600 21600" draw:type="rectangle" draw:enhanced-path="M 0 0 L 21600 0 21600 21600 0 21600 0 0 Z N"/></draw:custom-shape><draw:line text:anchor-type="paragraph" draw:z-index="34" draw:name="Form7" draw:style-name="gr8" draw:text-style-name="P12" svg:x1="2.928cm" svg:y1="4.83cm" svg:x2="2.928cm" svg:y2="9.961cm"><text:p text:style-name="P12"/></draw:line><draw:custom-shape text:anchor-type="paragraph" draw:z-index="35" draw:name="Form5" draw:style-name="gr7" draw:text-style-name="P9" svg:width="4.001cm" svg:height="2.001cm" svg:x="0.931cm" svg:y="9.961cm"><text:p text:style-name="P8">gehört zu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6" draw:name="Form4" draw:style-name="gr6" draw:text-style-name="P9" svg:width="4.001cm" svg:height="2.001cm" svg:x="0.961cm" svg:y="16.831cm"><text:p text:style-name="P8">Dozenten</text:p><draw:enhanced-geometry svg:viewBox="0 0 21600 21600" draw:type="rectangle" draw:enhanced-path="M 0 0 L 21600 0 21600 21600 0 21600 0 0 Z N"/></draw:custom-shape><draw:line text:anchor-type="paragraph" draw:z-index="37" draw:name="Form7" draw:style-name="gr8" draw:text-style-name="P12" svg:x1="2.928cm" svg:y1="11.961cm" svg:x2="2.928cm" svg:y2="16.831cm"><text:p text:style-name="P12"/></draw:line><draw:custom-shape text:anchor-type="paragraph" draw:z-index="38" draw:name="Form5" draw:style-name="gr7" draw:text-style-name="P9" svg:width="4.001cm" svg:height="2.001cm" svg:x="6.962cm" svg:y="16.831cm"><text:p text:style-name="P8">häl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9" draw:name="Form7" draw:style-name="gr8" draw:text-style-name="P11" svg:x1="4.962cm" svg:y1="17.831cm" svg:x2="6.962cm" svg:y2="17.831cm"><text:p text:style-name="P8"><text:span text:style-name="T1"/></text:p><text:p text:style-name="P8"><text:span text:style-name="T1"/></text:p></draw:line><draw:line text:anchor-type="paragraph" draw:z-index="40" draw:name="Form7" draw:style-name="gr8" draw:text-style-name="P11" svg:x1="10.963cm" svg:y1="17.831cm" svg:x2="12.963cm" svg:y2="17.831cm"><text:p text:style-name="P8"><text:span text:style-name="T1"/></text:p><text:p text:style-name="P8"><text:span text:style-name="T1"/></text:p></draw:line><draw:custom-shape text:anchor-type="paragraph" draw:z-index="41" draw:name="Form4" draw:style-name="gr6" draw:text-style-name="P9" svg:width="4.001cm" svg:height="2.001cm" svg:x="12.963cm" svg:y="16.831cm"><text:p text:style-name="P8">Vorlesung</text:p><draw:enhanced-geometry svg:viewBox="0 0 21600 21600" draw:type="rectangle" draw:enhanced-path="M 0 0 L 21600 0 21600 21600 0 21600 0 0 Z N"/></draw:custom-shape><draw:custom-shape text:anchor-type="paragraph" draw:z-index="42" draw:name="Form4" draw:style-name="gr6" draw:text-style-name="P9" svg:width="4.001cm" svg:height="2.001cm" svg:x="12.963cm" svg:y="9.83cm"><text:p text:style-name="P8">Studierender</text:p><draw:enhanced-geometry svg:viewBox="0 0 21600 21600" draw:type="rectangle" draw:enhanced-path="M 0 0 L 21600 0 21600 21600 0 21600 0 0 Z N"/></draw:custom-shape><draw:custom-shape text:anchor-type="paragraph" draw:z-index="43" draw:name="Form5" draw:style-name="gr7" draw:text-style-name="P9" svg:width="4.001cm" svg:height="2.001cm" svg:x="12.963cm" svg:y="6.329cm"><text:p text:style-name="P8">schreibt<text:line-break/>sich e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4" draw:name="Form7" draw:style-name="gr8" draw:text-style-name="P11" svg:x1="14.963cm" svg:y1="8.329cm" svg:x2="14.963cm" svg:y2="9.83cm"><text:p text:style-name="P8"><text:span text:style-name="T1"/></text:p><text:p text:style-name="P8"><text:span text:style-name="T1"/></text:p></draw:line><draw:line text:anchor-type="paragraph" draw:z-index="45" draw:name="Form7" draw:style-name="gr8" draw:text-style-name="P11" svg:x1="14.963cm" svg:y1="11.829cm" svg:x2="14.963cm" svg:y2="13.33cm"><text:p text:style-name="P8"><text:span text:style-name="T1"/></text:p><text:p text:style-name="P8"><text:span text:style-name="T1"/></text:p></draw:line><draw:custom-shape text:anchor-type="paragraph" draw:z-index="46" draw:name="Form5" draw:style-name="gr7" draw:text-style-name="P9" svg:width="4.001cm" svg:height="2.001cm" svg:x="12.963cm" svg:y="13.33cm"><text:p text:style-name="P8">hör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47" draw:name="Form6" draw:style-name="gr9" draw:text-style-name="P13" svg:width="0.5cm" svg:height="0.489cm" svg:x="3.427cm" svg:y="5.223cm"><draw:text-box><text:p text:style-name="P8"><text:span text:style-name="T2">1</text:span></text:p></draw:text-box></draw:frame><draw:frame text:anchor-type="paragraph" draw:z-index="48" draw:name="Form6" draw:style-name="gr10" draw:text-style-name="P14" svg:width="0.5cm" svg:height="0.502cm" svg:x="5.424cm" svg:y="2.974cm"><draw:text-box><text:p text:style-name="P8">1</text:p></draw:text-box></draw:frame><draw:frame text:anchor-type="paragraph" draw:z-index="49" draw:name="Form6" draw:style-name="gr10" draw:text-style-name="P14" svg:width="0.5cm" svg:height="0.502cm" svg:x="12.162cm" svg:y="2.976cm"><draw:text-box><text:p text:style-name="P8">n</text:p></draw:text-box></draw:frame><draw:frame text:anchor-type="paragraph" draw:z-index="50" draw:name="Form6" draw:style-name="gr9" draw:text-style-name="P13" svg:width="0.5cm" svg:height="0.489cm" svg:x="5.424cm" svg:y="16.963cm"><draw:text-box><text:p text:style-name="P8"><text:span text:style-name="T2">n</text:span></text:p></draw:text-box></draw:frame><draw:frame text:anchor-type="paragraph" draw:z-index="51" draw:name="Form6" draw:style-name="gr9" draw:text-style-name="P13" svg:width="0.5cm" svg:height="0.489cm" svg:x="15.408cm" svg:y="9.038cm"><draw:text-box><text:p text:style-name="P8"><text:span text:style-name="T2">n</text:span></text:p></draw:text-box></draw:frame><draw:frame text:anchor-type="paragraph" draw:z-index="52" draw:name="Form6" draw:style-name="gr9" draw:text-style-name="P13" svg:width="0.5cm" svg:height="0.489cm" svg:x="15.408cm" svg:y="5.223cm"><draw:text-box><text:p text:style-name="P8"><text:span text:style-name="T2">1</text:span></text:p></draw:text-box></draw:frame><draw:frame text:anchor-type="paragraph" draw:z-index="53" draw:name="Form6" draw:style-name="gr9" draw:text-style-name="P13" svg:width="0.5cm" svg:height="0.489cm" svg:x="15.408cm" svg:y="12.211cm"><draw:text-box><text:p text:style-name="P8"><text:span text:style-name="T2">n</text:span></text:p></draw:text-box></draw:frame><draw:frame text:anchor-type="paragraph" draw:z-index="54" draw:name="Form6" draw:style-name="gr9" draw:text-style-name="P13" svg:width="0.5cm" svg:height="0.489cm" svg:x="12.162cm" svg:y="16.963cm"><draw:text-box><text:p text:style-name="P8"><text:span text:style-name="T2">m</text:span></text:p></draw:text-box></draw:frame><draw:line text:anchor-type="paragraph" draw:z-index="55" draw:name="Form7" draw:style-name="gr8" draw:text-style-name="P12" svg:x1="14.963cm" svg:y1="15.33cm" svg:x2="14.963cm" svg:y2="16.831cm"><text:p/></draw:line><draw:line text:anchor-type="paragraph" draw:z-index="56" draw:name="Form7" draw:style-name="gr8" draw:text-style-name="P11" svg:x1="14.963cm" svg:y1="4.828cm" svg:x2="14.963cm" svg:y2="6.329cm"><text:p text:style-name="P8"><text:span text:style-name="T1"/></text:p><text:p text:style-name="P8"><text:span text:style-name="T1"/></text:p></draw:line><draw:frame text:anchor-type="paragraph" draw:z-index="57" draw:name="Form6" draw:style-name="gr9" draw:text-style-name="P13" svg:width="0.5cm" svg:height="0.489cm" svg:x="3.427cm" svg:y="15.954cm"><draw:text-box><text:p text:style-name="P8"><text:span text:style-name="T2">n</text:span></text:p></draw:text-box></draw:frame><draw:frame text:anchor-type="paragraph" draw:z-index="58" draw:name="Form6" draw:style-name="gr9" draw:text-style-name="P13" svg:width="0.5cm" svg:height="0.489cm" svg:x="15.408cm" svg:y="15.965cm"><draw:text-box><text:p text:style-name="P8"><text:span text:style-name="T2">m</text:span></text:p></draw:text-box></draw:frame><draw:custom-shape text:anchor-type="paragraph" draw:z-index="59" draw:name="Form8" draw:style-name="gr11" draw:text-style-name="P15" svg:width="2.747cm" svg:height="0.999cm" svg:x="9.416cm" svg:y="8.966cm"><text:p><text:span text:style-name="T3">Immatrik.Nr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Form8" draw:style-name="gr11" draw:text-style-name="P17" svg:width="2.747cm" svg:height="0.999cm" svg:x="9.416cm" svg:y="10.215cm"><text:p text:style-name="P16"><text:span text:style-name="T4">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Form8" draw:style-name="gr11" draw:text-style-name="P18" svg:width="2.747cm" svg:height="0.999cm" svg:x="9.417cm" svg:y="11.462cm"><text:p text:style-name="P16"><text:span text:style-name="T4">Adres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" draw:name="Form7" draw:style-name="gr8" draw:text-style-name="P10" svg:x1="12.164cm" svg:y1="11.961cm" svg:x2="12.963cm" svg:y2="11.213cm"><text:p/></draw:line><draw:line text:anchor-type="paragraph" draw:z-index="64" draw:name="Form7" draw:style-name="gr8" draw:text-style-name="P10" svg:x1="12.158cm" svg:y1="10.714cm" svg:x2="12.962cm" svg:y2="10.714cm"><text:p/></draw:line><draw:line text:anchor-type="paragraph" draw:z-index="62" draw:name="Form7" draw:style-name="gr8" draw:text-style-name="P10" svg:x1="12.158cm" svg:y1="9.465cm" svg:x2="12.962cm" svg:y2="10.2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0:27:49.209000000</meta:creation-date>
    <dc:date>2016-10-09T23:00:30.167000000</dc:date>
    <meta:editing-duration>PT8M24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3" meta:paragraph-count="7" meta:word-count="38" meta:character-count="230" meta:non-whitespace-character-count="199"/>
  </office:meta>
</office:document-meta>
</file>